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o" fo:font-weight="bold" officeooo:rsid="0018b6bf" officeooo:paragraph-rsid="0018b6bf" style:font-name-asian="Lato" style:font-weight-asian="bold" style:font-weight-complex="bold"/>
    </style:style>
    <style:style style:name="P2" style:family="paragraph" style:parent-style-name="Standard">
      <style:text-properties style:font-name="Lato" fo:font-weight="normal" officeooo:rsid="0018b6bf" officeooo:paragraph-rsid="0018b6bf" style:font-name-asian="Lato" style:font-weight-asian="normal" style:font-weight-complex="normal"/>
    </style:style>
    <style:style style:name="P3" style:family="paragraph" style:parent-style-name="Standard">
      <style:text-properties style:font-name="Lato" fo:font-size="20pt" fo:font-weight="bold" officeooo:rsid="0018b6bf" officeooo:paragraph-rsid="0018b6bf" style:font-name-asian="Lato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Lato" fo:font-size="10pt" fo:font-weight="bold" officeooo:rsid="0018b6bf" officeooo:paragraph-rsid="0018b6bf" style:font-name-asian="Lato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ato" fo:font-size="15pt" fo:font-weight="bold" officeooo:rsid="0018b6bf" officeooo:paragraph-rsid="0018b6bf" style:font-name-asian="Lato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Lato" fo:font-size="25pt" fo:font-weight="bold" officeooo:rsid="0018b6bf" officeooo:paragraph-rsid="0018b6bf" style:font-name-asian="Lato" style:font-size-asian="25pt" style:font-weight-asian="bold" style:font-size-complex="25pt" style:font-weight-complex="bold"/>
    </style:style>
    <style:style style:name="P7" style:family="paragraph" style:parent-style-name="Standard">
      <style:text-properties style:font-name="Lato" fo:font-size="30pt" fo:font-weight="bold" officeooo:rsid="0018b6bf" officeooo:paragraph-rsid="0018b6bf" style:font-name-asian="Lato" style:font-size-asian="30pt" style:font-weight-asian="bold" style:font-size-complex="30pt" style:font-weight-complex="bold"/>
    </style:style>
    <style:style style:name="T1" style:family="text">
      <style:text-properties fo:font-size="30pt" style:font-size-asian="30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to 글씨체 <text:s/>10, 15, 20, 25 pt 순</text:p>
      <text:p text:style-name="P1"/>
      <text:p text:style-name="P1"/>
      <text:p text:style-name="P4"/>
      <text:p text:style-name="P4"/>
      <text:p text:style-name="P4">로투스<text:tab/><text:tab/>Rotus<text:tab/><text:tab/>12345<text:tab/><text:tab/>나이키 260</text:p>
      <text:p text:style-name="P4"/>
      <text:p text:style-name="P1"/>
      <text:p text:style-name="P5"/>
      <text:p text:style-name="P5"/>
      <text:p text:style-name="P5">로투스<text:tab/><text:tab/>Rotus<text:tab/><text:tab/>12345<text:tab/><text:tab/>나이키 260</text:p>
      <text:p text:style-name="P5"/>
      <text:p text:style-name="P1"/>
      <text:p text:style-name="P3"/>
      <text:p text:style-name="P3"/>
      <text:p text:style-name="P3">로투스<text:tab/><text:tab/>Rotus<text:tab/><text:tab/>12345<text:tab/><text:tab/>나이키 260</text:p>
      <text:p text:style-name="P1"/>
      <text:p text:style-name="P1"/>
      <text:p text:style-name="P1"/>
      <text:p text:style-name="P6"/>
      <text:p text:style-name="P6"/>
      <text:p text:style-name="P6">로투스<text:tab/><text:tab/>Rotus<text:tab/><text:tab/>12345<text:tab/><text:tab/>나이키 260</text:p>
      <text:p text:style-name="P1"/>
      <text:p text:style-name="P1"/>
      <text:p text:style-name="P1"/>
      <text:p text:style-name="P1"/>
      <text:p text:style-name="P7"/>
      <text:p text:style-name="P7"/>
      <text:p text:style-name="P7">로투스<text:tab/><text:tab/><text:tab/><text:tab/>Rotus<text:tab/><text:tab/><text:tab/></text:p>
      <text:p text:style-name="P7"/>
      <text:p text:style-name="P7"/>
      <text:p text:style-name="P1"><text:span text:style-name="T1">12345<text:tab/><text:tab/><text:tab/>나이키 26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7:26:25.395402279</meta:creation-date>
    <dc:date>2025-07-28T17:30:22.803921102</dc:date>
    <meta:editing-duration>PT3M59S</meta:editing-duration>
    <meta:editing-cycles>1</meta:editing-cycles>
    <meta:document-statistic meta:table-count="0" meta:image-count="0" meta:object-count="0" meta:page-count="1" meta:paragraph-count="7" meta:word-count="55" meta:character-count="163" meta:non-whitespace-character-count="116"/>
    <meta:generator>LibreOffice/24.2.7.2$Linux_X86_64 LibreOffice_project/420$Build-2</meta:generator>
  </office:meta>
</office:document-meta>
</file>